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MRJAR+Arial-BoldMT" svg:font-family="BMRJAR+Arial-BoldMT"/>
    <style:font-face style:name="UJLOZK+ArialMT" svg:font-family="UJLOZK+ArialMT"/>
    <style:font-face style:name="EYPDUR+Arial-ItalicMT" svg:font-family="EYPDUR+Arial-ItalicMT" style:font-family-generic="script"/>
    <style:font-face style:name="HMZXYH+Georgia-Italic" svg:font-family="HMZXYH+Georgia-Italic" style:font-family-generic="script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80808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2.2625in"/>
    </style:style>
    <style:style style:name="Table3.C" style:family="table-column">
      <style:table-column-properties style:column-width="2.9979in"/>
    </style:style>
    <style:style style:name="Table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80808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479in"/>
    </style:style>
    <style:style style:name="Table4.B" style:family="table-column">
      <style:table-column-properties style:column-width="2.2521in"/>
    </style:style>
    <style:style style:name="Table4.C" style:family="table-column">
      <style:table-column-properties style:column-width="2.9979in"/>
    </style:style>
    <style:style style:name="Table4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0808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479in"/>
    </style:style>
    <style:style style:name="Table5.B" style:family="table-column">
      <style:table-column-properties style:column-width="2.2521in"/>
    </style:style>
    <style:style style:name="Table5.C" style:family="table-column">
      <style:table-column-properties style:column-width="2.9979in"/>
    </style:style>
    <style:style style:name="Table5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80808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4479in"/>
    </style:style>
    <style:style style:name="Table6.B" style:family="table-column">
      <style:table-column-properties style:column-width="2.2521in"/>
    </style:style>
    <style:style style:name="Table6.C" style:family="table-column">
      <style:table-column-properties style:column-width="2.9979in"/>
    </style:style>
    <style:style style:name="Table6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80808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2.2625in"/>
    </style:style>
    <style:style style:name="Table7.C" style:family="table-column">
      <style:table-column-properties style:column-width="2.9979in"/>
    </style:style>
    <style:style style:name="Table7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80808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4479in"/>
    </style:style>
    <style:style style:name="Table8.B" style:family="table-column">
      <style:table-column-properties style:column-width="2.2521in"/>
    </style:style>
    <style:style style:name="Table8.C" style:family="table-column">
      <style:table-column-properties style:column-width="2.9979in"/>
    </style:style>
    <style:style style:name="Table8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80808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JLOZK+ArialMT" fo:font-size="9pt" fo:font-weight="bold" officeooo:paragraph-rsid="00177f6f" style:font-name-asian="UJLOZK+ArialMT" style:font-size-asian="9pt" style:font-weight-asian="bold" style:font-name-complex="UJLOZK+ArialMT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MRJAR+Arial-BoldMT" fo:font-size="24pt" fo:font-weight="bold" officeooo:paragraph-rsid="00177f6f" style:font-name-asian="BMRJAR+Arial-BoldMT" style:font-size-asian="24pt" style:font-weight-asian="bold" style:font-name-complex="BMRJAR+Arial-BoldMT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MRJAR+Arial-BoldMT" fo:font-size="12pt" fo:font-weight="bold" officeooo:paragraph-rsid="00177f6f" style:font-name-asian="BMRJAR+Arial-BoldMT" style:font-size-asian="10.5pt" style:font-weight-asian="bold" style:font-name-complex="BMRJAR+Arial-BoldMT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MRJAR+Arial-BoldMT" fo:font-size="15pt" fo:font-weight="bold" officeooo:rsid="00177f6f" officeooo:paragraph-rsid="00177f6f" style:font-name-asian="BMRJAR+Arial-BoldMT" style:font-size-asian="13.1000003814697pt" style:font-weight-asian="bold" style:font-name-complex="BMRJAR+Arial-BoldMT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666666" style:font-name="HMZXYH+Georgia-Italic" fo:font-size="16pt" fo:font-weight="bold" officeooo:paragraph-rsid="00177f6f" style:font-name-asian="HMZXYH+Georgia-Italic" style:font-size-asian="16pt" style:font-weight-asian="bold" style:font-name-complex="HMZXYH+Georgia-Italic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666666" style:font-name="HMZXYH+Georgia-Italic" fo:font-size="16pt" fo:font-weight="bold" officeooo:rsid="0018d4ed" officeooo:paragraph-rsid="00177f6f" style:font-name-asian="HMZXYH+Georgia-Italic" style:font-size-asian="16pt" style:font-weight-asian="bold" style:font-name-complex="HMZXYH+Georgia-Italic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8d4ed" officeooo:paragraph-rsid="00177f6f" style:font-name-asian="BMRJAR+Arial-BoldMT" style:font-size-asian="12pt" style:font-weight-asian="bold" style:font-name-complex="BMRJAR+Arial-BoldMT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8d4ed" officeooo:paragraph-rsid="001c862a" style:font-name-asian="BMRJAR+Arial-BoldMT" style:font-size-asian="12pt" style:font-weight-asian="bold" style:font-name-complex="BMRJAR+Arial-BoldMT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1c862a" officeooo:paragraph-rsid="001c862a" style:font-name-asian="BMRJAR+Arial-BoldMT" style:font-size-asian="12pt" style:font-weight-asian="bold" style:font-name-complex="BMRJAR+Arial-BoldMT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2408d2" officeooo:paragraph-rsid="002408d2" style:font-name-asian="BMRJAR+Arial-BoldMT" style:font-size-asian="10.5pt" style:font-weight-asian="bold" style:font-name-complex="BMRJAR+Arial-BoldMT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2408d2" officeooo:paragraph-rsid="002d7a3a" style:font-name-asian="BMRJAR+Arial-BoldMT" style:font-size-asian="10.5pt" style:font-weight-asian="bold" style:font-name-complex="BMRJAR+Arial-BoldMT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2408d2" officeooo:paragraph-rsid="002e5d46" style:font-name-asian="BMRJAR+Arial-BoldMT" style:font-size-asian="10.5pt" style:font-weight-asian="bold" style:font-name-complex="BMRJAR+Arial-BoldMT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66" style:font-name="BMRJAR+Arial-BoldMT" fo:font-size="18pt" fo:font-weight="bold" officeooo:rsid="00285c57" officeooo:paragraph-rsid="001c862a" style:font-name-asian="BMRJAR+Arial-BoldMT" style:font-size-asian="18pt" style:font-weight-asian="bold" style:font-name-complex="BMRJAR+Arial-BoldMT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666666" style:font-name="BMRJAR+Arial-BoldMT" fo:font-size="10pt" fo:font-weight="bold" officeooo:rsid="0018d4ed" officeooo:paragraph-rsid="001c862a" style:font-name-asian="BMRJAR+Arial-BoldMT" style:font-size-asian="8.75pt" style:font-weight-asian="bold" style:font-name-complex="BMRJAR+Arial-BoldMT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font-weight="bold" officeooo:rsid="00177f6f" officeooo:paragraph-rsid="00177f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3pt" fo:font-weight="bold" officeooo:rsid="00177f6f" officeooo:paragraph-rsid="00177f6f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3pt" fo:font-weight="bold" officeooo:rsid="00177f6f" officeooo:paragraph-rsid="00177f6f" style:font-size-asian="13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BMRJAR+Arial-BoldMT" fo:font-size="11pt" officeooo:paragraph-rsid="001ac001" style:font-name-asian="BMRJAR+Arial-BoldMT" style:font-size-asian="11pt" style:font-name-complex="BMRJAR+Arial-BoldM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BMRJAR+Arial-BoldMT" fo:font-size="11pt" officeooo:rsid="001ac001" officeooo:paragraph-rsid="001ac001" style:font-name-asian="BMRJAR+Arial-BoldMT" style:font-size-asian="11pt" style:font-name-complex="BMRJAR+Arial-BoldM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BMRJAR+Arial-BoldMT" fo:font-size="11pt" officeooo:rsid="001c862a" officeooo:paragraph-rsid="001c862a" style:font-name-asian="BMRJAR+Arial-BoldMT" style:font-size-asian="11pt" style:font-name-complex="BMRJAR+Arial-BoldM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BMRJAR+Arial-BoldMT" fo:font-size="11pt" style:font-name-asian="BMRJAR+Arial-BoldMT" style:font-size-asian="11pt" style:font-name-complex="BMRJAR+Arial-BoldM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BMRJAR+Arial-BoldMT" fo:font-size="11pt" officeooo:paragraph-rsid="002d7a3a" style:font-name-asian="BMRJAR+Arial-BoldMT" style:font-size-asian="11pt" style:font-name-complex="BMRJAR+Arial-BoldM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BMRJAR+Arial-BoldMT" fo:font-size="11pt" officeooo:paragraph-rsid="002e5d46" style:font-name-asian="BMRJAR+Arial-BoldMT" style:font-size-asian="11pt" style:font-name-complex="BMRJAR+Arial-BoldM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BMRJAR+Arial-BoldMT" fo:font-size="11pt" officeooo:rsid="0022d926" officeooo:paragraph-rsid="002e5d46" style:font-name-asian="BMRJAR+Arial-BoldMT" style:font-size-asian="11pt" style:font-name-complex="BMRJAR+Arial-BoldM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BMRJAR+Arial-BoldMT" fo:font-size="11pt" fo:font-weight="bold" officeooo:rsid="001ac001" officeooo:paragraph-rsid="001ac001" style:font-name-asian="BMRJAR+Arial-BoldMT" style:font-size-asian="11pt" style:font-weight-asian="bold" style:font-name-complex="BMRJAR+Arial-BoldMT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BMRJAR+Arial-BoldMT" fo:font-size="11pt" fo:font-weight="bold" officeooo:rsid="001c862a" officeooo:paragraph-rsid="001c862a" style:font-name-asian="BMRJAR+Arial-BoldMT" style:font-size-asian="11pt" style:font-weight-asian="bold" style:font-name-complex="BMRJAR+Arial-BoldMT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2d7a3a" officeooo:paragraph-rsid="002d7a3a" style:font-name-asian="BMRJAR+Arial-BoldMT" style:font-size-asian="12pt" style:font-weight-asian="bold" style:font-name-complex="BMRJAR+Arial-BoldMT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2d7a3a" officeooo:paragraph-rsid="002e5d46" style:font-name-asian="BMRJAR+Arial-BoldMT" style:font-size-asian="12pt" style:font-weight-asian="bold" style:font-name-complex="BMRJAR+Arial-BoldMT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666666" style:font-name="BMRJAR+Arial-BoldMT" fo:font-size="12pt" fo:font-weight="bold" officeooo:rsid="002e5d46" officeooo:paragraph-rsid="002e5d46" style:font-name-asian="BMRJAR+Arial-BoldMT" style:font-size-asian="12pt" style:font-weight-asian="bold" style:font-name-complex="BMRJAR+Arial-BoldMT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ffff" style:font-name="BMRJAR+Arial-BoldMT" fo:font-size="11pt" fo:font-weight="bold" officeooo:rsid="002d7a3a" officeooo:paragraph-rsid="002d7a3a" style:font-name-asian="BMRJAR+Arial-BoldMT" style:font-size-asian="11pt" style:font-weight-asian="bold" style:font-name-complex="BMRJAR+Arial-BoldMT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ffff" style:font-name="BMRJAR+Arial-BoldMT" fo:font-size="11pt" fo:font-weight="bold" officeooo:rsid="002d7a3a" officeooo:paragraph-rsid="002e5d46" style:font-name-asian="BMRJAR+Arial-BoldMT" style:font-size-asian="11pt" style:font-weight-asian="bold" style:font-name-complex="BMRJAR+Arial-BoldMT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BMRJAR+Arial-BoldMT" fo:font-size="11pt" officeooo:rsid="002d7a3a" officeooo:paragraph-rsid="002d7a3a" style:font-name-asian="BMRJAR+Arial-BoldMT" style:font-size-asian="11pt" style:font-name-complex="BMRJAR+Arial-BoldM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BMRJAR+Arial-BoldMT" fo:font-size="11pt" officeooo:rsid="002d7a3a" officeooo:paragraph-rsid="002e5d46" style:font-name-asian="BMRJAR+Arial-BoldMT" style:font-size-asian="11pt" style:font-name-complex="BMRJAR+Arial-BoldM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BMRJAR+Arial-BoldMT" fo:font-size="11pt" officeooo:rsid="002d7a3a" officeooo:paragraph-rsid="0032082e" style:font-name-asian="BMRJAR+Arial-BoldMT" style:font-size-asian="11pt" style:font-name-complex="BMRJAR+Arial-BoldM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BMRJAR+Arial-BoldMT" fo:font-size="11pt" officeooo:rsid="002eaae7" officeooo:paragraph-rsid="002eaae7" style:font-name-asian="BMRJAR+Arial-BoldMT" style:font-size-asian="11pt" style:font-name-complex="BMRJAR+Arial-BoldM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BMRJAR+Arial-BoldMT" fo:font-size="11pt" officeooo:rsid="002e5d46" officeooo:paragraph-rsid="002e5d46" style:font-name-asian="BMRJAR+Arial-BoldMT" style:font-size-asian="11pt" style:font-name-complex="BMRJAR+Arial-BoldM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BMRJAR+Arial-BoldMT" fo:font-size="11pt" officeooo:rsid="00303893" officeooo:paragraph-rsid="00303893" style:font-name-asian="BMRJAR+Arial-BoldMT" style:font-size-asian="11pt" style:font-name-complex="BMRJAR+Arial-BoldMT" style:font-size-complex="11pt"/>
    </style:style>
    <style:style style:name="T1" style:family="text">
      <style:text-properties officeooo:rsid="00177f6f"/>
    </style:style>
    <style:style style:name="T2" style:family="text">
      <style:text-properties style:font-name="EYPDUR+Arial-ItalicMT" officeooo:rsid="00177f6f" style:font-name-asian="EYPDUR+Arial-ItalicMT" style:font-name-complex="EYPDUR+Arial-ItalicMT"/>
    </style:style>
    <style:style style:name="T3" style:family="text">
      <style:text-properties fo:font-weight="normal" officeooo:rsid="00177f6f" style:font-weight-asian="normal" style:font-weight-complex="normal"/>
    </style:style>
    <style:style style:name="T4" style:family="text">
      <style:text-properties officeooo:rsid="0018d4ed"/>
    </style:style>
    <style:style style:name="T5" style:family="text">
      <style:text-properties officeooo:rsid="001ac001"/>
    </style:style>
    <style:style style:name="T6" style:family="text">
      <style:text-properties officeooo:rsid="001ece24"/>
    </style:style>
    <style:style style:name="T7" style:family="text">
      <style:text-properties officeooo:rsid="00225f81"/>
    </style:style>
    <style:style style:name="T8" style:family="text">
      <style:text-properties officeooo:rsid="00272903"/>
    </style:style>
    <style:style style:name="T9" style:family="text">
      <style:text-properties officeooo:rsid="002bb8e2"/>
    </style:style>
    <style:style style:name="T10" style:family="text">
      <style:text-properties officeooo:rsid="002e5d46"/>
    </style:style>
    <style:style style:name="T11" style:family="text">
      <style:text-properties officeooo:rsid="0030e291"/>
    </style:style>
    <style:style style:name="T12" style:family="text">
      <style:text-properties officeooo:rsid="003208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KULTET ELEKTROTEHNIKE I RAČUNARSTVA</text:p>
      <text:p text:style-name="P16">SVEUČILIŠTE U ZAGREBU</text:p>
      <text:p text:style-name="P17"/>
      <text:p text:style-name="P1"><text:span text:style-name="T3">VJEŠTINA:</text:span><text:span text:style-name="T1"> </text:span><text:span text:style-name="T2">Platforma Java i potporne tehnologije otvorenog koda u poslovnom okruženju</text:span></text:p>
      <text:p text:style-name="P4"/>
      <text:p text:style-name="P2"><text:span text:style-name="T8">Funkcionalna s</text:span><text:span text:style-name="T1">pecifikacija</text:span></text:p>
      <text:p text:style-name="P3"/>
      <text:p text:style-name="P5">Projekt: <text:span text:style-name="T4">videoRent</text:span><text:span text:style-name="T7">er</text:span></text:p>
      <text:p text:style-name="P6"/>
      <text:p text:style-name="P7">Odgovorne osobe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Ime i prezime</text:p>
          </table:table-cell>
          <table:table-cell table:style-name="Table1.A1" office:value-type="string">
            <text:p text:style-name="P25">Uloga</text:p>
          </table:table-cell>
          <table:table-cell table:style-name="Table1.C1" office:value-type="string">
            <text:p text:style-name="P25">Kontakt</text:p>
          </table:table-cell>
        </table:table-row>
        <table:table-row>
          <table:table-cell table:style-name="Table1.B2" office:value-type="string">
            <text:p text:style-name="P19">Ivo Majić</text:p>
          </table:table-cell>
          <table:table-cell table:style-name="Table1.B2" office:value-type="string">
            <text:p text:style-name="P19">Autor</text:p>
          </table:table-cell>
          <table:table-cell table:style-name="Table1.C2" office:value-type="string">
            <text:p text:style-name="P18"><text:span text:style-name="T6">i</text:span><text:span text:style-name="T5">vo.majic2@fer.hr</text:span></text:p>
          </table:table-cell>
        </table:table-row>
      </table:table>
      <text:p text:style-name="P7"/>
      <text:p text:style-name="P9">Povijest dokumenta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6">Verzija</text:p>
          </table:table-cell>
          <table:table-cell table:style-name="Table2.A1" office:value-type="string">
            <text:p text:style-name="P26">Datum</text:p>
          </table:table-cell>
          <table:table-cell table:style-name="Table2.A1" office:value-type="string">
            <text:p text:style-name="P26">Status</text:p>
          </table:table-cell>
          <table:table-cell table:style-name="Table2.D1" office:value-type="string">
            <text:p text:style-name="P26">Odgovorna osoba</text:p>
          </table:table-cell>
        </table:table-row>
        <table:table-row>
          <table:table-cell table:style-name="Table2.A2" office:value-type="string">
            <text:p text:style-name="P20">0.1</text:p>
          </table:table-cell>
          <table:table-cell table:style-name="Table2.B2" office:value-type="string">
            <text:p text:style-name="P20"><text:span text:style-name="T9">2</text:span>8.10.2012.</text:p>
          </table:table-cell>
          <table:table-cell table:style-name="Table2.C2" office:value-type="string">
            <text:p text:style-name="P20">Inicijalna verzija</text:p>
          </table:table-cell>
          <table:table-cell table:style-name="Table2.D2" office:value-type="string">
            <text:p text:style-name="P20">Ivo Majić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Domenski objekti</text:p>
      <text:p text:style-name="P14"/>
      <text:p text:style-name="P27">Pers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Atribute</text:p>
          </table:table-cell>
          <table:table-cell table:style-name="Table3.A1" office:value-type="string">
            <text:p text:style-name="P30">Value</text:p>
          </table:table-cell>
          <table:table-cell table:style-name="Table3.C1" office:value-type="string">
            <text:p text:style-name="P30">Restriction</text:p>
          </table:table-cell>
        </table:table-row>
        <table:table-row>
          <table:table-cell table:style-name="Table3.A5" office:value-type="string">
            <text:p text:style-name="P32">id</text:p>
          </table:table-cell>
          <table:table-cell table:style-name="Table3.B5" office:value-type="string">
            <text:p text:style-name="P32">Long</text:p>
          </table:table-cell>
          <table:table-cell table:style-name="Table3.C5" office:value-type="string">
            <text:p text:style-name="P21"/>
          </table:table-cell>
        </table:table-row>
        <table:table-row>
          <table:table-cell table:style-name="Table3.A5" office:value-type="string">
            <text:p text:style-name="P32">name</text:p>
          </table:table-cell>
          <table:table-cell table:style-name="Table3.B5" office:value-type="string">
            <text:p text:style-name="P32">String</text:p>
          </table:table-cell>
          <table:table-cell table:style-name="Table3.C5" office:value-type="string">
            <text:p text:style-name="P32">not null</text:p>
          </table:table-cell>
        </table:table-row>
        <table:table-row>
          <table:table-cell table:style-name="Table3.A5" office:value-type="string">
            <text:p text:style-name="P32">surname</text:p>
          </table:table-cell>
          <table:table-cell table:style-name="Table3.B5" office:value-type="string">
            <text:p text:style-name="P32">String</text:p>
          </table:table-cell>
          <table:table-cell table:style-name="Table3.C5" office:value-type="string">
            <text:p text:style-name="P32">not null</text:p>
          </table:table-cell>
        </table:table-row>
        <table:table-row>
          <table:table-cell table:style-name="Table3.A5" office:value-type="string">
            <text:p text:style-name="P32">address</text:p>
          </table:table-cell>
          <table:table-cell table:style-name="Table3.B5" office:value-type="string">
            <text:p text:style-name="P32">String</text:p>
          </table:table-cell>
          <table:table-cell table:style-name="Table3.C5" office:value-type="string">
            <text:p text:style-name="P32"/>
          </table:table-cell>
        </table:table-row>
        <table:table-row>
          <table:table-cell table:style-name="Table3.A6" office:value-type="string">
            <text:p text:style-name="P32">email</text:p>
          </table:table-cell>
          <table:table-cell table:style-name="Table3.B6" office:value-type="string">
            <text:p text:style-name="P32">String</text:p>
          </table:table-cell>
          <table:table-cell table:style-name="Table3.C6" office:value-type="string">
            <text:p text:style-name="P32">specific format</text:p>
          </table:table-cell>
        </table:table-row>
      </table:table>
      <text:p text:style-name="P10"/>
      <text:p text:style-name="P27">Member extends Person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0">Atribute</text:p>
          </table:table-cell>
          <table:table-cell table:style-name="Table4.A1" office:value-type="string">
            <text:p text:style-name="P30">Value</text:p>
          </table:table-cell>
          <table:table-cell table:style-name="Table4.C1" office:value-type="string">
            <text:p text:style-name="P30">Restriction</text:p>
          </table:table-cell>
        </table:table-row>
        <table:table-row>
          <table:table-cell table:style-name="Table4.A2" office:value-type="string">
            <text:p text:style-name="P32">password</text:p>
          </table:table-cell>
          <table:table-cell table:style-name="Table4.B2" office:value-type="string">
            <text:p text:style-name="P32">String</text:p>
          </table:table-cell>
          <table:table-cell table:style-name="Table4.C2" office:value-type="string">
            <text:p text:style-name="P22"/>
          </table:table-cell>
        </table:table-row>
        <table:table-row>
          <table:table-cell table:style-name="Table4.A3" office:value-type="string">
            <text:p text:style-name="P32">membershipDate</text:p>
          </table:table-cell>
          <table:table-cell table:style-name="Table4.B3" office:value-type="string">
            <text:p text:style-name="P32">String</text:p>
          </table:table-cell>
          <table:table-cell table:style-name="Table4.C3" office:value-type="string">
            <text:p text:style-name="P32">not null</text:p>
          </table:table-cell>
        </table:table-row>
      </table:table>
      <text:p text:style-name="P11"/>
      <text:p text:style-name="P27">Employee extends Perso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0">Atribute</text:p>
          </table:table-cell>
          <table:table-cell table:style-name="Table5.A1" office:value-type="string">
            <text:p text:style-name="P30">Value</text:p>
          </table:table-cell>
          <table:table-cell table:style-name="Table5.C1" office:value-type="string">
            <text:p text:style-name="P30">Restriction</text:p>
          </table:table-cell>
        </table:table-row>
        <table:table-row>
          <table:table-cell table:style-name="Table5.A3" office:value-type="string">
            <text:p text:style-name="P32">admin</text:p>
          </table:table-cell>
          <table:table-cell table:style-name="Table5.B3" office:value-type="string">
            <text:p text:style-name="P32">Boolean</text:p>
          </table:table-cell>
          <table:table-cell table:style-name="Table5.C3" office:value-type="string">
            <text:p text:style-name="P32">Default: false</text:p>
          </table:table-cell>
        </table:table-row>
        <table:table-row>
          <table:table-cell table:style-name="Table5.A3" office:value-type="string">
            <text:p text:style-name="P32">password</text:p>
          </table:table-cell>
          <table:table-cell table:style-name="Table5.B3" office:value-type="string">
            <text:p text:style-name="P32">String</text:p>
          </table:table-cell>
          <table:table-cell table:style-name="Table5.C3" office:value-type="string">
            <text:p text:style-name="P32">not null</text:p>
          </table:table-cell>
        </table:table-row>
        <table:table-row>
          <table:table-cell table:style-name="Table5.A4" office:value-type="string">
            <text:p text:style-name="P32">salary</text:p>
          </table:table-cell>
          <table:table-cell table:style-name="Table5.B4" office:value-type="string">
            <text:p text:style-name="P34"><text:span text:style-name="T12">Integer</text:span></text:p>
          </table:table-cell>
          <table:table-cell table:style-name="Table5.C4" office:value-type="string">
            <text:p text:style-name="P32">not null</text:p>
          </table:table-cell>
        </table:table-row>
        <table:table-row>
          <table:table-cell table:style-name="Table5.A5" office:value-type="string">
            <text:p text:style-name="P32">employmentDate</text:p>
          </table:table-cell>
          <table:table-cell table:style-name="Table5.B5" office:value-type="string">
            <text:p text:style-name="P32">String</text:p>
          </table:table-cell>
          <table:table-cell table:style-name="Table5.C5" office:value-type="string">
            <text:p text:style-name="P22"/>
          </table:table-cell>
        </table:table-row>
      </table:table>
      <text:p text:style-name="P11"/>
      <text:p text:style-name="P27">Movi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0">Atribute</text:p>
          </table:table-cell>
          <table:table-cell table:style-name="Table6.A1" office:value-type="string">
            <text:p text:style-name="P30">Value</text:p>
          </table:table-cell>
          <table:table-cell table:style-name="Table6.C1" office:value-type="string">
            <text:p text:style-name="P30">Restriction</text:p>
          </table:table-cell>
        </table:table-row>
        <table:table-row>
          <table:table-cell table:style-name="Table6.A6" office:value-type="string">
            <text:p text:style-name="P32">id</text:p>
          </table:table-cell>
          <table:table-cell table:style-name="Table6.B6" office:value-type="string">
            <text:p text:style-name="P32">Long</text:p>
          </table:table-cell>
          <table:table-cell table:style-name="Table6.C6" office:value-type="string">
            <text:p text:style-name="P22"/>
          </table:table-cell>
        </table:table-row>
        <table:table-row>
          <table:table-cell table:style-name="Table6.A6" office:value-type="string">
            <text:p text:style-name="P35">imdbId</text:p>
          </table:table-cell>
          <table:table-cell table:style-name="Table6.B6" office:value-type="string">
            <text:p text:style-name="P35">Long</text:p>
          </table:table-cell>
          <table:table-cell table:style-name="Table6.C6" office:value-type="string">
            <text:p text:style-name="P22"/>
          </table:table-cell>
        </table:table-row>
        <table:table-row>
          <table:table-cell table:style-name="Table6.A6" office:value-type="string">
            <text:p text:style-name="P32">name</text:p>
          </table:table-cell>
          <table:table-cell table:style-name="Table6.B6" office:value-type="string">
            <text:p text:style-name="P32">String</text:p>
          </table:table-cell>
          <table:table-cell table:style-name="Table6.C6" office:value-type="string">
            <text:p text:style-name="P32">not null</text:p>
          </table:table-cell>
        </table:table-row>
        <table:table-row>
          <table:table-cell table:style-name="Table6.A6" office:value-type="string">
            <text:p text:style-name="P36">description</text:p>
          </table:table-cell>
          <table:table-cell table:style-name="Table6.B6" office:value-type="string">
            <text:p text:style-name="P32">String</text:p>
          </table:table-cell>
          <table:table-cell table:style-name="Table6.C6" office:value-type="string">
            <text:p text:style-name="P32">not null</text:p>
          </table:table-cell>
        </table:table-row>
        <table:table-row>
          <table:table-cell table:style-name="Table6.A6" office:value-type="string">
            <text:p text:style-name="P24"><text:span text:style-name="T10">poster</text:span><text:span text:style-name="T11">URL</text:span></text:p>
          </table:table-cell>
          <table:table-cell table:style-name="Table6.B6" office:value-type="string">
            <text:p text:style-name="P32">String</text:p>
          </table:table-cell>
          <table:table-cell table:style-name="Table6.C6" office:value-type="string">
            <text:p text:style-name="P32"/>
          </table:table-cell>
        </table:table-row>
        <table:table-row>
          <table:table-cell table:style-name="Table6.A7" office:value-type="string">
            <text:p text:style-name="P36">copies</text:p>
          </table:table-cell>
          <table:table-cell table:style-name="Table6.B7" office:value-type="string">
            <text:p text:style-name="P36">Integer</text:p>
          </table:table-cell>
          <table:table-cell table:style-name="Table6.C7" office:value-type="string">
            <text:p text:style-name="P36">not null</text:p>
          </table:table-cell>
        </table:table-row>
      </table:table>
      <text:p text:style-name="P11"/>
      <text:p text:style-name="P27">Review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0">Atribute</text:p>
          </table:table-cell>
          <table:table-cell table:style-name="Table7.A1" office:value-type="string">
            <text:p text:style-name="P30">Value</text:p>
          </table:table-cell>
          <table:table-cell table:style-name="Table7.C1" office:value-type="string">
            <text:p text:style-name="P30">Restriction</text:p>
          </table:table-cell>
        </table:table-row>
        <table:table-row>
          <table:table-cell table:style-name="Table7.A5" office:value-type="string">
            <text:p text:style-name="P32">id</text:p>
          </table:table-cell>
          <table:table-cell table:style-name="Table7.B5" office:value-type="string">
            <text:p text:style-name="P32">Long</text:p>
          </table:table-cell>
          <table:table-cell table:style-name="Table7.C5" office:value-type="string">
            <text:p text:style-name="P22"/>
          </table:table-cell>
        </table:table-row>
        <table:table-row>
          <table:table-cell table:style-name="Table7.A5" office:value-type="string">
            <text:p text:style-name="P36">movieId</text:p>
          </table:table-cell>
          <table:table-cell table:style-name="Table7.B5" office:value-type="string">
            <text:p text:style-name="P36">Long</text:p>
          </table:table-cell>
          <table:table-cell table:style-name="Table7.C5" office:value-type="string">
            <text:p text:style-name="P32">not null</text:p>
          </table:table-cell>
        </table:table-row>
        <table:table-row>
          <table:table-cell table:style-name="Table7.A5" office:value-type="string">
            <text:p text:style-name="P36">memberId</text:p>
          </table:table-cell>
          <table:table-cell table:style-name="Table7.B5" office:value-type="string">
            <text:p text:style-name="P36">Long</text:p>
          </table:table-cell>
          <table:table-cell table:style-name="Table7.C5" office:value-type="string">
            <text:p text:style-name="P32">not null</text:p>
          </table:table-cell>
        </table:table-row>
        <table:table-row>
          <table:table-cell table:style-name="Table7.A5" office:value-type="string">
            <text:p text:style-name="P36">title</text:p>
          </table:table-cell>
          <table:table-cell table:style-name="Table7.B5" office:value-type="string">
            <text:p text:style-name="P32">String</text:p>
          </table:table-cell>
          <table:table-cell table:style-name="Table7.C5" office:value-type="string">
            <text:p text:style-name="P32"/>
          </table:table-cell>
        </table:table-row>
        <table:table-row>
          <table:table-cell table:style-name="Table7.A6" office:value-type="string">
            <text:p text:style-name="P36">content</text:p>
          </table:table-cell>
          <table:table-cell table:style-name="Table7.B6" office:value-type="string">
            <text:p text:style-name="P32">String</text:p>
          </table:table-cell>
          <table:table-cell table:style-name="Table7.C6" office:value-type="string">
            <text:p text:style-name="P32"/>
          </table:table-cell>
        </table:table-row>
        <table:table-row>
          <table:table-cell table:style-name="Table7.A7" office:value-type="string">
            <text:p text:style-name="P36">rating</text:p>
          </table:table-cell>
          <table:table-cell table:style-name="Table7.B7" office:value-type="string">
            <text:p text:style-name="P36">Integer</text:p>
          </table:table-cell>
          <table:table-cell table:style-name="Table7.C7" office:value-type="string">
            <text:p text:style-name="P36">Interval [1,5]</text:p>
          </table:table-cell>
        </table:table-row>
      </table:table>
      <text:p text:style-name="P11"/>
      <text:p text:style-name="P28"/>
      <text:p text:style-name="P28"/>
      <text:p text:style-name="P29"><text:soft-page-break/>Rental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1">Atribute</text:p>
          </table:table-cell>
          <table:table-cell table:style-name="Table8.A1" office:value-type="string">
            <text:p text:style-name="P31">Value</text:p>
          </table:table-cell>
          <table:table-cell table:style-name="Table8.C1" office:value-type="string">
            <text:p text:style-name="P31">Restriction</text:p>
          </table:table-cell>
        </table:table-row>
        <table:table-row>
          <table:table-cell table:style-name="Table8.A5" office:value-type="string">
            <text:p text:style-name="P33">id</text:p>
          </table:table-cell>
          <table:table-cell table:style-name="Table8.B5" office:value-type="string">
            <text:p text:style-name="P33">Long</text:p>
          </table:table-cell>
          <table:table-cell table:style-name="Table8.C5" office:value-type="string">
            <text:p text:style-name="P23"/>
          </table:table-cell>
        </table:table-row>
        <table:table-row>
          <table:table-cell table:style-name="Table8.A5" office:value-type="string">
            <text:p text:style-name="P36">movieId</text:p>
          </table:table-cell>
          <table:table-cell table:style-name="Table8.B5" office:value-type="string">
            <text:p text:style-name="P34"><text:span text:style-name="T12">Long</text:span></text:p>
          </table:table-cell>
          <table:table-cell table:style-name="Table8.C5" office:value-type="string">
            <text:p text:style-name="P33">not null</text:p>
          </table:table-cell>
        </table:table-row>
        <table:table-row>
          <table:table-cell table:style-name="Table8.A5" office:value-type="string">
            <text:p text:style-name="P36">memeberId</text:p>
          </table:table-cell>
          <table:table-cell table:style-name="Table8.B5" office:value-type="string">
            <text:p text:style-name="P34"><text:span text:style-name="T12">Long</text:span></text:p>
          </table:table-cell>
          <table:table-cell table:style-name="Table8.C5" office:value-type="string">
            <text:p text:style-name="P33">not null</text:p>
          </table:table-cell>
        </table:table-row>
        <table:table-row>
          <table:table-cell table:style-name="Table8.A5" office:value-type="string">
            <text:p text:style-name="P36">rentalDate</text:p>
          </table:table-cell>
          <table:table-cell table:style-name="Table8.B5" office:value-type="string">
            <text:p text:style-name="P33">String</text:p>
          </table:table-cell>
          <table:table-cell table:style-name="Table8.C5" office:value-type="string">
            <text:p text:style-name="P37">not null</text:p>
          </table:table-cell>
        </table:table-row>
        <table:table-row>
          <table:table-cell table:style-name="Table8.A6" office:value-type="string">
            <text:p text:style-name="P36">active</text:p>
          </table:table-cell>
          <table:table-cell table:style-name="Table8.B6" office:value-type="string">
            <text:p text:style-name="P36">Boolean</text:p>
          </table:table-cell>
          <table:table-cell table:style-name="Table8.C6" office:value-type="string">
            <text:p text:style-name="P36">Default: tru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MRJAR+Arial-BoldMT" svg:font-family="BMRJAR+Arial-BoldMT"/>
    <style:font-face style:name="UJLOZK+ArialMT" svg:font-family="UJLOZK+ArialMT"/>
    <style:font-face style:name="EYPDUR+Arial-ItalicMT" svg:font-family="EYPDUR+Arial-ItalicMT" style:font-family-generic="script"/>
    <style:font-face style:name="HMZXYH+Georgia-Italic" svg:font-family="HMZXYH+Georgia-Italic" style:font-family-generic="script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Majic</meta:initial-creator>
    <meta:creation-date>2012-10-18T19:17:03</meta:creation-date>
    <dc:date>2012-10-28T21:48:51</dc:date>
    <dc:creator>Ivo Majic</dc:creator>
    <meta:editing-duration>PT49M54S</meta:editing-duration>
    <meta:editing-cycles>22</meta:editing-cycles>
    <meta:generator>LibreOffice/3.6$Linux_x86 LibreOffice_project/360m1$Build-2</meta:generator>
    <meta:document-statistic meta:table-count="8" meta:image-count="0" meta:object-count="0" meta:page-count="3" meta:paragraph-count="119" meta:word-count="166" meta:character-count="1080" meta:non-whitespace-character-count="1033"/>
  </office:meta>
</office:document-meta>
</file>